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1b80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c07c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73a3" style:font-style-asian="normal" style:font-style-complex="normal"/>
    </style:style>
    <style:style style:name="T11" style:family="text">
      <style:text-properties officeooo:rsid="000773a3"/>
    </style:style>
    <style:style style:name="T12" style:family="text">
      <style:text-properties officeooo:rsid="000c299d"/>
    </style:style>
    <style:style style:name="T13" style:family="text">
      <style:text-properties officeooo:rsid="000dd52f"/>
    </style:style>
    <style:style style:name="T14" style:family="text">
      <style:text-properties officeooo:rsid="000e67c4"/>
    </style:style>
    <style:style style:name="T15" style:family="text">
      <style:text-properties officeooo:rsid="0010c07c"/>
    </style:style>
    <style:style style:name="T16" style:family="text">
      <style:text-properties officeooo:rsid="000f9681"/>
    </style:style>
    <style:style style:name="T17" style:family="text">
      <style:text-properties officeooo:rsid="001135ca"/>
    </style:style>
    <style:style style:name="T18" style:family="text">
      <style:text-properties officeooo:rsid="00115952"/>
    </style:style>
    <style:style style:name="T19" style:family="text">
      <style:text-properties fo:font-weight="normal" officeooo:rsid="0010c07c" style:font-weight-asian="normal" style:font-weight-complex="normal"/>
    </style:style>
    <style:style style:name="T20" style:family="text">
      <style:text-properties fo:font-weight="normal" officeooo:rsid="00167aa8" style:font-weight-asian="normal" style:font-weight-complex="normal"/>
    </style:style>
    <style:style style:name="T21" style:family="text">
      <style:text-properties officeooo:rsid="00167aa8"/>
    </style:style>
    <style:style style:name="T22" style:family="text">
      <style:text-properties officeooo:rsid="0017e2f7"/>
    </style:style>
    <style:style style:name="T23" style:family="text">
      <style:text-properties officeooo:rsid="001c643c"/>
    </style:style>
    <style:style style:name="T24" style:family="text">
      <style:text-properties officeooo:rsid="001ccb36"/>
    </style:style>
    <style:style style:name="T25" style:family="text">
      <style:text-properties officeooo:rsid="001d9ce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1">MyCoRe:<text:tab/><text:span text:style-name="T4">My</text:span> <text:span text:style-name="T4">Co</text:span>ntent <text:span text:style-name="T4">Re</text:span>pository ['maɪkɔːr]</text:p>
      <text:p text:style-name="P1">License:<text:tab/><text:span text:style-name="T4">Open Source Software</text:span> under <text:span text:style-name="T6">GNU General Public License</text:span> (GPL) </text:p>
      <text:p text:style-name="P1">Developers:<text:tab/><text:span text:style-name="T4">MyCoRe Community</text:span></text:p>
      <text:p text:style-name="P1">Website: <text:tab/><text:span text:style-name="T4">http://www.mycore.org</text:span></text:p>
      <text:p text:style-name="P1">Type:<text:tab/>Web application for Digital Libraries, Content Management, <text:line-break/><text:tab/>Document Management, Document server, Publication server, <text:line-break/><text:tab/><text:span text:style-name="T21">Digital </text:span>Archives, Institutional Repositories</text:p>
      <text:p text:style-name="P1">Language:<text:tab/>Language of MyCoRe application is adaptable, documentation is German</text:p>
      <text:p text:style-name="P2">LTS Release:<text:tab/>2014.06 (<text:span text:style-name="T6">long term release</text:span>)</text:p>
      <text:p text:style-name="P1">Version:<text:tab/><text:span text:style-name="T11">2015.02</text:span></text:p>
      <text:p text:style-name="P1">Operating system:<text:tab/>Windows, Unix, Linux, Mac OS X</text:p>
      <text:p text:style-name="P4">System requirements:<text:tab/>Web Application Server: Apache Tomcat, Jetty or <text:span text:style-name="T15">comparable web server</text:span><text:line-break/>Database: <text:span text:style-name="T15">PostgreSQL, </text:span>MySQL, Oracle, IBM DB2, HSQLDB (is <text:s/>included) or other relational database management system<text:line-break/>Java <text:span text:style-name="T11">7</text:span> SDK, Apache Ant, <text:span text:style-name="T15">Maven, </text:span>SVN <text:span text:style-name="T12">c</text:span>lient </text:p>
      <text:p text:style-name="P6">Download:<text:tab/><text:span text:style-name="T16">http://mycore.org/download/<text:line-break/>http://mycore.de/documentation/getting_started/mir.html</text:span></text:p>
      <text:p text:style-name="P3"><text:span text:style-name="T15">Example</text:span> application:<text:tab/><text:span text:style-name="T5">MIR</text:span><text:span text:style-name="T19">, </text:span><text:span text:style-name="T20">that is the </text:span><text:span text:style-name="T7">M</text:span><text:span text:style-name="T8">ODS</text:span><text:span text:style-name="T7"> Institutional Repository, </text:span>http://mycore.<text:span text:style-name="T21">org</text:span>/<text:span text:style-name="T17">mir</text:span> </text:p>
      <text:p text:style-name="P5">Functionality:<text:tab/><text:span text:style-name="T18">The </text:span>MyCoRe <text:span text:style-name="T18">framework</text:span> provides functionality of <text:span text:style-name="T22">information repositories </text:span>and publication servers. Own web applications can be developed with MyCoRe by configurations and adjustments in XML, XSL <text:span text:style-name="T1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14"> An integrated viewing tool is provided for displaying images or high-resolution illustrations. </text:span>Standards are supported for metadata (like <text:span text:style-name="T10">MODS</text:span>) and for classifications (e.g. <text:span text:style-name="T6">Dewey Decimal Classification</text:span><text:span text:style-name="T9"> DDC</text:span>). Metadata models are adaptable and expandable. Persistent identifiers (URN, <text:span text:style-name="T23">handle</text:span>) assure permanent access to the data. Interfaces to other systems are supported such as the <text:span text:style-name="T6">Open Archives Initiative Protocol for Metadata Harvesting</text:span> (OAI-PMH), the <text:span text:style-name="T6">Simple Web-service Offering Repository Deposit</text:span> (SWORD), <text:span text:style-name="T23">REST</text:span> or search engine robots. Access to MyCoRe applications can be controlled by user and rights management <text:span text:style-name="T24">with LDAP or shibboleth. </text:span><text:span text:style-name="T6">Access Control Lists</text:span> (ACL)<text:span text:style-name="T24"> </text:span>specif<text:span text:style-name="T24">y </text:span>what operations are allowed to be performed on <text:span text:style-name="T25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1b802b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3-06T14:53:33.831000000</dc:date>
    <meta:editing-duration>PT18H9M52S</meta:editing-duration>
    <meta:editing-cycles>65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26" meta:character-count="2473" meta:non-whitespace-character-count="2149"/>
    <meta:user-defined meta:name="Info 1"/>
    <meta:user-defined meta:name="Info 2"/>
    <meta:user-defined meta:name="Info 3"/>
    <meta:user-defined meta:name="Info 4"/>
  </office:meta>
</office:document-meta>
</file>